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34b5" officeooo:paragraph-rsid="001034b5"/>
    </style:style>
    <style:style style:name="P2" style:family="paragraph" style:parent-style-name="Standard">
      <style:text-properties fo:font-weight="bold" officeooo:rsid="001034b5" officeooo:paragraph-rsid="001034b5" style:font-weight-asian="bold" style:font-weight-complex="bold"/>
    </style:style>
    <style:style style:name="P3" style:family="paragraph" style:parent-style-name="Standard">
      <style:text-properties fo:font-weight="bold" officeooo:rsid="0015b96e" officeooo:paragraph-rsid="0015b96e" style:font-weight-asian="bold" style:font-weight-complex="bold"/>
    </style:style>
    <style:style style:name="P4" style:family="paragraph" style:parent-style-name="Standard">
      <style:text-properties fo:font-weight="bold" officeooo:rsid="001d61ff" officeooo:paragraph-rsid="001d61ff" style:font-weight-asian="bold" style:font-weight-complex="bold"/>
    </style:style>
    <style:style style:name="P5" style:family="paragraph" style:parent-style-name="Standard">
      <style:text-properties fo:font-weight="bold" officeooo:rsid="00214d8a" officeooo:paragraph-rsid="00214d8a" style:font-weight-asian="bold" style:font-weight-complex="bold"/>
    </style:style>
    <style:style style:name="P6" style:family="paragraph" style:parent-style-name="Standard">
      <style:text-properties fo:font-weight="bold" officeooo:rsid="00238157" officeooo:paragraph-rsid="00238157" style:font-weight-asian="bold" style:font-weight-complex="bold"/>
    </style:style>
    <style:style style:name="P7" style:family="paragraph" style:parent-style-name="Standard">
      <style:text-properties fo:font-weight="bold" officeooo:rsid="0028efa7" officeooo:paragraph-rsid="0028efa7" style:font-weight-asian="bold" style:font-weight-complex="bold"/>
    </style:style>
    <style:style style:name="P8" style:family="paragraph" style:parent-style-name="Standard">
      <style:text-properties fo:font-weight="bold" officeooo:rsid="0028f0b0" officeooo:paragraph-rsid="0028f0b0" style:font-weight-asian="bold" style:font-weight-complex="bold"/>
    </style:style>
    <style:style style:name="P9" style:family="paragraph" style:parent-style-name="Standard">
      <style:text-properties fo:font-weight="bold" officeooo:rsid="002a4263" officeooo:paragraph-rsid="002a4263" style:font-weight-asian="bold" style:font-weight-complex="bold"/>
    </style:style>
    <style:style style:name="P10" style:family="paragraph" style:parent-style-name="Standard">
      <style:text-properties fo:font-weight="bold" officeooo:rsid="002ceda6" officeooo:paragraph-rsid="002ceda6" style:font-weight-asian="bold" style:font-weight-complex="bold"/>
    </style:style>
    <style:style style:name="P11" style:family="paragraph" style:parent-style-name="Standard">
      <style:text-properties fo:font-weight="bold" officeooo:rsid="002d62c4" officeooo:paragraph-rsid="002d62c4" style:font-weight-asian="bold" style:font-weight-complex="bold"/>
    </style:style>
    <style:style style:name="P12" style:family="paragraph" style:parent-style-name="Standard">
      <style:text-properties fo:font-weight="bold" officeooo:rsid="002ee64b" officeooo:paragraph-rsid="002ee64b" style:font-weight-asian="bold" style:font-weight-complex="bold"/>
    </style:style>
    <style:style style:name="P13" style:family="paragraph" style:parent-style-name="Standard">
      <style:text-properties fo:font-weight="bold" officeooo:rsid="002f5f29" officeooo:paragraph-rsid="002f5f29" style:font-weight-asian="bold" style:font-weight-complex="bold"/>
    </style:style>
    <style:style style:name="P14" style:family="paragraph" style:parent-style-name="Standard">
      <style:text-properties fo:font-weight="bold" officeooo:rsid="003701b5" officeooo:paragraph-rsid="003701b5" style:font-weight-asian="bold" style:font-weight-complex="bold"/>
    </style:style>
    <style:style style:name="P15" style:family="paragraph" style:parent-style-name="Standard">
      <style:text-properties fo:font-weight="bold" officeooo:rsid="0037260f" officeooo:paragraph-rsid="0037260f" style:font-weight-asian="bold" style:font-weight-complex="bold"/>
    </style:style>
    <style:style style:name="P16" style:family="paragraph" style:parent-style-name="Standard">
      <style:text-properties fo:font-weight="bold" officeooo:rsid="003a1d68" officeooo:paragraph-rsid="003a1d68" style:font-weight-asian="bold" style:font-weight-complex="bold"/>
    </style:style>
    <style:style style:name="P17" style:family="paragraph" style:parent-style-name="Standard">
      <style:text-properties fo:font-weight="bold" officeooo:rsid="003d3d7a" officeooo:paragraph-rsid="003d3d7a" style:font-weight-asian="bold" style:font-weight-complex="bold"/>
    </style:style>
    <style:style style:name="P18" style:family="paragraph" style:parent-style-name="Standard">
      <style:text-properties fo:font-weight="bold" officeooo:rsid="003ecf0d" officeooo:paragraph-rsid="003ecf0d" style:font-weight-asian="bold" style:font-weight-complex="bold"/>
    </style:style>
    <style:style style:name="P19" style:family="paragraph" style:parent-style-name="Standard">
      <style:text-properties fo:font-weight="bold" officeooo:rsid="003ef67f" officeooo:paragraph-rsid="003ef67f" style:font-weight-asian="bold" style:font-weight-complex="bold"/>
    </style:style>
    <style:style style:name="P20" style:family="paragraph" style:parent-style-name="Standard">
      <style:text-properties fo:font-weight="bold" officeooo:rsid="0043d240" officeooo:paragraph-rsid="0043d240" style:font-weight-asian="bold" style:font-weight-complex="bold"/>
    </style:style>
    <style:style style:name="P21" style:family="paragraph" style:parent-style-name="Standard">
      <style:text-properties fo:font-weight="bold" officeooo:rsid="004675f5" officeooo:paragraph-rsid="004675f5" style:font-weight-asian="bold" style:font-weight-complex="bold"/>
    </style:style>
    <style:style style:name="P22" style:family="paragraph" style:parent-style-name="Standard">
      <style:text-properties fo:font-weight="bold" officeooo:rsid="004a3bf4" officeooo:paragraph-rsid="004a3bf4" style:font-weight-asian="bold" style:font-weight-complex="bold"/>
    </style:style>
    <style:style style:name="P23" style:family="paragraph" style:parent-style-name="Standard">
      <style:text-properties fo:font-weight="bold" officeooo:rsid="004c462b" officeooo:paragraph-rsid="004c462b" style:font-weight-asian="bold" style:font-weight-complex="bold"/>
    </style:style>
    <style:style style:name="P24" style:family="paragraph" style:parent-style-name="Standard">
      <style:text-properties fo:font-weight="bold" officeooo:rsid="004ef12f" officeooo:paragraph-rsid="004ef12f" style:font-weight-asian="bold" style:font-weight-complex="bold"/>
    </style:style>
    <style:style style:name="P25" style:family="paragraph" style:parent-style-name="Standard">
      <style:text-properties fo:font-weight="bold" officeooo:rsid="00512c44" officeooo:paragraph-rsid="00512c44" style:font-weight-asian="bold" style:font-weight-complex="bold"/>
    </style:style>
    <style:style style:name="P26" style:family="paragraph" style:parent-style-name="Standard">
      <style:text-properties fo:font-weight="bold" officeooo:rsid="00588c70" officeooo:paragraph-rsid="00588c70" style:font-weight-asian="bold" style:font-weight-complex="bold"/>
    </style:style>
    <style:style style:name="P27" style:family="paragraph" style:parent-style-name="Standard">
      <style:text-properties fo:font-weight="bold" officeooo:rsid="005c1ac5" officeooo:paragraph-rsid="005c1ac5" style:font-weight-asian="bold" style:font-weight-complex="bold"/>
    </style:style>
    <style:style style:name="P28" style:family="paragraph" style:parent-style-name="Standard">
      <style:text-properties fo:font-weight="bold" officeooo:rsid="005f0393" officeooo:paragraph-rsid="005f0393" style:font-weight-asian="bold" style:font-weight-complex="bold"/>
    </style:style>
    <style:style style:name="P29" style:family="paragraph" style:parent-style-name="Standard">
      <style:text-properties fo:font-weight="bold" officeooo:rsid="00609497" officeooo:paragraph-rsid="00609497" style:font-weight-asian="bold" style:font-weight-complex="bold"/>
    </style:style>
    <style:style style:name="P30" style:family="paragraph" style:parent-style-name="Standard">
      <style:text-properties fo:font-weight="bold" officeooo:rsid="00609497" officeooo:paragraph-rsid="005f0393" style:font-weight-asian="bold" style:font-weight-complex="bold"/>
    </style:style>
    <style:style style:name="P31" style:family="paragraph" style:parent-style-name="Standard">
      <style:text-properties fo:font-weight="bold" officeooo:rsid="00671991" officeooo:paragraph-rsid="00671991" style:font-weight-asian="bold" style:font-weight-complex="bold"/>
    </style:style>
    <style:style style:name="P32" style:family="paragraph" style:parent-style-name="Standard">
      <style:text-properties fo:font-weight="bold" officeooo:rsid="006962c9" officeooo:paragraph-rsid="006962c9" style:font-weight-asian="bold" style:font-weight-complex="bold"/>
    </style:style>
    <style:style style:name="P33" style:family="paragraph" style:parent-style-name="Standard">
      <style:text-properties fo:font-weight="bold" officeooo:rsid="0069e327" officeooo:paragraph-rsid="0069e327" style:font-weight-asian="bold" style:font-weight-complex="bold"/>
    </style:style>
    <style:style style:name="P34" style:family="paragraph" style:parent-style-name="Standard">
      <style:text-properties fo:font-weight="bold" officeooo:rsid="006bd234" officeooo:paragraph-rsid="006bd234" style:font-weight-asian="bold" style:font-weight-complex="bold"/>
    </style:style>
    <style:style style:name="P35" style:family="paragraph" style:parent-style-name="Standard">
      <style:text-properties fo:font-weight="bold" officeooo:rsid="006c69ef" officeooo:paragraph-rsid="006c69ef" style:font-weight-asian="bold" style:font-weight-complex="bold"/>
    </style:style>
    <style:style style:name="P36" style:family="paragraph" style:parent-style-name="Standard">
      <style:text-properties fo:font-weight="bold" officeooo:rsid="006f836f" officeooo:paragraph-rsid="006f836f" style:font-weight-asian="bold" style:font-weight-complex="bold"/>
    </style:style>
    <style:style style:name="P37" style:family="paragraph" style:parent-style-name="Standard">
      <style:text-properties fo:font-weight="bold" officeooo:rsid="007132fa" officeooo:paragraph-rsid="007132fa" style:font-weight-asian="bold" style:font-weight-complex="bold"/>
    </style:style>
    <style:style style:name="P38" style:family="paragraph" style:parent-style-name="Standard">
      <style:text-properties fo:font-weight="bold" officeooo:rsid="0073504c" officeooo:paragraph-rsid="0073504c" style:font-weight-asian="bold" style:font-weight-complex="bold"/>
    </style:style>
    <style:style style:name="P39" style:family="paragraph" style:parent-style-name="Standard">
      <style:text-properties fo:font-weight="bold" officeooo:rsid="00787bf6" officeooo:paragraph-rsid="00787bf6" style:font-weight-asian="bold" style:font-weight-complex="bold"/>
    </style:style>
    <style:style style:name="P40" style:family="paragraph" style:parent-style-name="Standard">
      <style:text-properties fo:font-size="20pt" fo:font-weight="bold" officeooo:rsid="001034b5" officeooo:paragraph-rsid="001034b5" style:font-size-asian="20pt" style:font-weight-asian="bold" style:font-size-complex="20pt" style:font-weight-complex="bold"/>
    </style:style>
    <style:style style:name="P41" style:family="paragraph" style:parent-style-name="Standard">
      <style:text-properties fo:font-weight="normal" officeooo:rsid="0013dda9" officeooo:paragraph-rsid="0013dda9" style:font-weight-asian="normal" style:font-weight-complex="normal"/>
    </style:style>
    <style:style style:name="P42" style:family="paragraph" style:parent-style-name="Standard">
      <style:text-properties fo:font-weight="normal" officeooo:rsid="0017e0ba" officeooo:paragraph-rsid="0017e0ba" style:font-weight-asian="normal" style:font-weight-complex="normal"/>
    </style:style>
    <style:style style:name="P43" style:family="paragraph" style:parent-style-name="Standard">
      <style:text-properties fo:font-weight="normal" officeooo:rsid="001e6207" officeooo:paragraph-rsid="001e6207" style:font-weight-asian="normal" style:font-weight-complex="normal"/>
    </style:style>
    <style:style style:name="P44" style:family="paragraph" style:parent-style-name="Standard">
      <style:text-properties fo:font-weight="normal" officeooo:rsid="0022e508" officeooo:paragraph-rsid="0022e508" style:font-weight-asian="normal" style:font-weight-complex="normal"/>
    </style:style>
    <style:style style:name="P45" style:family="paragraph" style:parent-style-name="Standard">
      <style:text-properties fo:font-weight="normal" officeooo:rsid="0024296d" officeooo:paragraph-rsid="0024296d" style:font-weight-asian="normal" style:font-weight-complex="normal"/>
    </style:style>
    <style:style style:name="P46" style:family="paragraph" style:parent-style-name="Standard">
      <style:text-properties fo:font-weight="normal" officeooo:rsid="0028efa7" officeooo:paragraph-rsid="0028efa7" style:font-weight-asian="normal" style:font-weight-complex="normal"/>
    </style:style>
    <style:style style:name="P47" style:family="paragraph" style:parent-style-name="Standard">
      <style:text-properties fo:font-weight="normal" officeooo:rsid="0028f0b0" officeooo:paragraph-rsid="0028f0b0" style:font-weight-asian="normal" style:font-weight-complex="normal"/>
    </style:style>
    <style:style style:name="P48" style:family="paragraph" style:parent-style-name="Standard">
      <style:text-properties fo:font-weight="normal" officeooo:rsid="002a4263" officeooo:paragraph-rsid="002a4263" style:font-weight-asian="normal" style:font-weight-complex="normal"/>
    </style:style>
    <style:style style:name="P49" style:family="paragraph" style:parent-style-name="Standard">
      <style:text-properties fo:font-weight="normal" officeooo:rsid="002ceda6" officeooo:paragraph-rsid="002ceda6" style:font-weight-asian="normal" style:font-weight-complex="normal"/>
    </style:style>
    <style:style style:name="P50" style:family="paragraph" style:parent-style-name="Standard">
      <style:text-properties fo:font-weight="normal" officeooo:rsid="002ceda6" officeooo:paragraph-rsid="002d62c4" style:font-weight-asian="normal" style:font-weight-complex="normal"/>
    </style:style>
    <style:style style:name="P51" style:family="paragraph" style:parent-style-name="Standard">
      <style:text-properties fo:font-weight="normal" officeooo:rsid="002d62c4" officeooo:paragraph-rsid="002d62c4" style:font-weight-asian="normal" style:font-weight-complex="normal"/>
    </style:style>
    <style:style style:name="P52" style:family="paragraph" style:parent-style-name="Standard">
      <style:text-properties fo:font-weight="normal" officeooo:rsid="002ee64b" officeooo:paragraph-rsid="002ee64b" style:font-weight-asian="normal" style:font-weight-complex="normal"/>
    </style:style>
    <style:style style:name="P53" style:family="paragraph" style:parent-style-name="Standard">
      <style:text-properties fo:font-weight="normal" officeooo:rsid="0031b12b" officeooo:paragraph-rsid="0031b12b" style:font-weight-asian="normal" style:font-weight-complex="normal"/>
    </style:style>
    <style:style style:name="P54" style:family="paragraph" style:parent-style-name="Standard">
      <style:text-properties fo:font-weight="normal" officeooo:rsid="003701b5" officeooo:paragraph-rsid="003701b5" style:font-weight-asian="normal" style:font-weight-complex="normal"/>
    </style:style>
    <style:style style:name="P55" style:family="paragraph" style:parent-style-name="Standard">
      <style:text-properties fo:font-weight="normal" officeooo:rsid="0037260f" officeooo:paragraph-rsid="0037260f" style:font-weight-asian="normal" style:font-weight-complex="normal"/>
    </style:style>
    <style:style style:name="P56" style:family="paragraph" style:parent-style-name="Standard">
      <style:text-properties fo:font-weight="normal" officeooo:rsid="00388858" officeooo:paragraph-rsid="00388858" style:font-weight-asian="normal" style:font-weight-complex="normal"/>
    </style:style>
    <style:style style:name="P57" style:family="paragraph" style:parent-style-name="Standard">
      <style:text-properties fo:font-weight="normal" officeooo:rsid="003d3d7a" officeooo:paragraph-rsid="003d3d7a" style:font-weight-asian="normal" style:font-weight-complex="normal"/>
    </style:style>
    <style:style style:name="P58" style:family="paragraph" style:parent-style-name="Standard">
      <style:text-properties fo:font-weight="normal" officeooo:rsid="003d4df6" officeooo:paragraph-rsid="003d4df6" style:font-weight-asian="normal" style:font-weight-complex="normal"/>
    </style:style>
    <style:style style:name="P59" style:family="paragraph" style:parent-style-name="Standard">
      <style:text-properties fo:font-weight="normal" officeooo:rsid="003ecf0d" officeooo:paragraph-rsid="003ecf0d" style:font-weight-asian="normal" style:font-weight-complex="normal"/>
    </style:style>
    <style:style style:name="P60" style:family="paragraph" style:parent-style-name="Standard">
      <style:text-properties fo:font-weight="normal" officeooo:rsid="00426755" officeooo:paragraph-rsid="00426755" style:font-weight-asian="normal" style:font-weight-complex="normal"/>
    </style:style>
    <style:style style:name="P61" style:family="paragraph" style:parent-style-name="Standard">
      <style:text-properties fo:font-weight="normal" officeooo:rsid="0045e930" officeooo:paragraph-rsid="0045e930" style:font-weight-asian="normal" style:font-weight-complex="normal"/>
    </style:style>
    <style:style style:name="P62" style:family="paragraph" style:parent-style-name="Standard">
      <style:text-properties fo:font-weight="normal" officeooo:rsid="004675f5" officeooo:paragraph-rsid="004675f5" style:font-weight-asian="normal" style:font-weight-complex="normal"/>
    </style:style>
    <style:style style:name="P63" style:family="paragraph" style:parent-style-name="Standard">
      <style:text-properties fo:font-weight="normal" officeooo:rsid="00485a0d" officeooo:paragraph-rsid="00485a0d" style:font-weight-asian="normal" style:font-weight-complex="normal"/>
    </style:style>
    <style:style style:name="P64" style:family="paragraph" style:parent-style-name="Standard">
      <style:text-properties fo:font-weight="normal" officeooo:rsid="004a3bf4" officeooo:paragraph-rsid="004a3bf4" style:font-weight-asian="normal" style:font-weight-complex="normal"/>
    </style:style>
    <style:style style:name="P65" style:family="paragraph" style:parent-style-name="Standard">
      <style:text-properties fo:font-weight="normal" officeooo:rsid="004c462b" officeooo:paragraph-rsid="004c462b" style:font-weight-asian="normal" style:font-weight-complex="normal"/>
    </style:style>
    <style:style style:name="P66" style:family="paragraph" style:parent-style-name="Standard">
      <style:text-properties fo:font-weight="normal" officeooo:rsid="004fd568" officeooo:paragraph-rsid="004fd568" style:font-weight-asian="normal" style:font-weight-complex="normal"/>
    </style:style>
    <style:style style:name="P67" style:family="paragraph" style:parent-style-name="Standard">
      <style:text-properties fo:font-weight="normal" officeooo:rsid="0056c603" officeooo:paragraph-rsid="0056c603" style:font-weight-asian="normal" style:font-weight-complex="normal"/>
    </style:style>
    <style:style style:name="P68" style:family="paragraph" style:parent-style-name="Standard">
      <style:text-properties fo:font-weight="normal" officeooo:rsid="00588c70" officeooo:paragraph-rsid="00588c70" style:font-weight-asian="normal" style:font-weight-complex="normal"/>
    </style:style>
    <style:style style:name="P69" style:family="paragraph" style:parent-style-name="Standard">
      <style:text-properties fo:font-weight="normal" officeooo:rsid="005c1ac5" officeooo:paragraph-rsid="005c1ac5" style:font-weight-asian="normal" style:font-weight-complex="normal"/>
    </style:style>
    <style:style style:name="P70" style:family="paragraph" style:parent-style-name="Standard">
      <style:text-properties fo:font-weight="normal" officeooo:rsid="005f0393" officeooo:paragraph-rsid="005f0393" style:font-weight-asian="normal" style:font-weight-complex="normal"/>
    </style:style>
    <style:style style:name="P71" style:family="paragraph" style:parent-style-name="Standard">
      <style:text-properties fo:font-weight="normal" officeooo:rsid="006304d9" officeooo:paragraph-rsid="006304d9" style:font-weight-asian="normal" style:font-weight-complex="normal"/>
    </style:style>
    <style:style style:name="P72" style:family="paragraph" style:parent-style-name="Standard">
      <style:text-properties fo:font-weight="normal" officeooo:rsid="00671991" officeooo:paragraph-rsid="00671991" style:font-weight-asian="normal" style:font-weight-complex="normal"/>
    </style:style>
    <style:style style:name="P73" style:family="paragraph" style:parent-style-name="Standard">
      <style:text-properties fo:font-weight="normal" officeooo:rsid="006962c9" officeooo:paragraph-rsid="006962c9" style:font-weight-asian="normal" style:font-weight-complex="normal"/>
    </style:style>
    <style:style style:name="P74" style:family="paragraph" style:parent-style-name="Standard">
      <style:text-properties fo:font-weight="normal" officeooo:rsid="0069e327" officeooo:paragraph-rsid="0069e327" style:font-weight-asian="normal" style:font-weight-complex="normal"/>
    </style:style>
    <style:style style:name="P75" style:family="paragraph" style:parent-style-name="Standard">
      <style:text-properties fo:font-weight="normal" officeooo:rsid="006bd234" officeooo:paragraph-rsid="006bd234" style:font-weight-asian="normal" style:font-weight-complex="normal"/>
    </style:style>
    <style:style style:name="P76" style:family="paragraph" style:parent-style-name="Standard">
      <style:text-properties fo:font-weight="normal" officeooo:rsid="006c69ef" officeooo:paragraph-rsid="006c69ef" style:font-weight-asian="normal" style:font-weight-complex="normal"/>
    </style:style>
    <style:style style:name="P77" style:family="paragraph" style:parent-style-name="Standard">
      <style:text-properties fo:font-weight="normal" officeooo:rsid="006f836f" officeooo:paragraph-rsid="006f836f" style:font-weight-asian="normal" style:font-weight-complex="normal"/>
    </style:style>
    <style:style style:name="P78" style:family="paragraph" style:parent-style-name="Standard">
      <style:text-properties fo:font-weight="normal" officeooo:rsid="007132fa" officeooo:paragraph-rsid="007132fa" style:font-weight-asian="normal" style:font-weight-complex="normal"/>
    </style:style>
    <style:style style:name="P79" style:family="paragraph" style:parent-style-name="Standard">
      <style:text-properties fo:font-weight="normal" officeooo:rsid="00776e28" officeooo:paragraph-rsid="00776e28" style:font-weight-asian="normal" style:font-weight-complex="normal"/>
    </style:style>
    <style:style style:name="P80" style:family="paragraph" style:parent-style-name="Standard">
      <style:text-properties fo:font-weight="normal" officeooo:rsid="00781312" officeooo:paragraph-rsid="00781312" style:font-weight-asian="normal" style:font-weight-complex="normal"/>
    </style:style>
    <style:style style:name="P81" style:family="paragraph" style:parent-style-name="Standard">
      <style:text-properties fo:font-style="italic" fo:font-weight="normal" officeooo:rsid="0024296d" officeooo:paragraph-rsid="0024296d" style:font-style-asian="italic" style:font-weight-asian="normal" style:font-style-complex="italic" style:font-weight-complex="normal"/>
    </style:style>
    <style:style style:name="P82" style:family="paragraph" style:parent-style-name="Standard" style:list-style-name="L1">
      <style:text-properties fo:font-weight="normal" officeooo:rsid="004675f5" officeooo:paragraph-rsid="004675f5" style:font-weight-asian="normal" style:font-weight-complex="normal"/>
    </style:style>
    <style:style style:name="P83" style:family="paragraph" style:parent-style-name="Standard" style:list-style-name="L1">
      <style:text-properties fo:font-weight="normal" officeooo:rsid="0047ed77" officeooo:paragraph-rsid="0047ed77" style:font-weight-asian="normal" style:font-weight-complex="normal"/>
    </style:style>
    <style:style style:name="P84" style:family="paragraph" style:parent-style-name="Standard" style:list-style-name="L1">
      <style:text-properties fo:font-weight="normal" officeooo:rsid="00485a0d" officeooo:paragraph-rsid="00485a0d" style:font-weight-asian="normal" style:font-weight-complex="normal"/>
    </style:style>
    <style:style style:name="P85" style:family="paragraph" style:parent-style-name="Standard">
      <style:text-properties fo:font-weight="normal" officeooo:rsid="0078a302" officeooo:paragraph-rsid="0078a302" style:font-weight-asian="normal" style:font-weight-complex="normal"/>
    </style:style>
    <style:style style:name="T1" style:family="text">
      <style:text-properties style:text-position="super 58%"/>
    </style:style>
    <style:style style:name="T2" style:family="text">
      <style:text-properties officeooo:rsid="0019a800"/>
    </style:style>
    <style:style style:name="T3" style:family="text">
      <style:text-properties officeooo:rsid="001fdf32"/>
    </style:style>
    <style:style style:name="T4" style:family="text">
      <style:text-properties officeooo:rsid="0026f662"/>
    </style:style>
    <style:style style:name="T5" style:family="text">
      <style:text-properties fo:font-style="italic" style:font-style-asian="italic" style:font-style-complex="italic"/>
    </style:style>
    <style:style style:name="T6" style:family="text">
      <style:text-properties officeooo:rsid="0028f0b0"/>
    </style:style>
    <style:style style:name="T7" style:family="text">
      <style:text-properties officeooo:rsid="002f6aea"/>
    </style:style>
    <style:style style:name="T8" style:family="text">
      <style:text-properties officeooo:rsid="0032eac8"/>
    </style:style>
    <style:style style:name="T9" style:family="text">
      <style:text-properties officeooo:rsid="00340ef6"/>
    </style:style>
    <style:style style:name="T10" style:family="text">
      <style:text-properties officeooo:rsid="0045e930"/>
    </style:style>
    <style:style style:name="T11" style:family="text">
      <style:text-properties officeooo:rsid="004e2e7a"/>
    </style:style>
    <style:style style:name="T12" style:family="text">
      <style:text-properties officeooo:rsid="00551bcf"/>
    </style:style>
    <style:style style:name="T13" style:family="text">
      <style:text-properties officeooo:rsid="0056c603"/>
    </style:style>
    <style:style style:name="T14" style:family="text">
      <style:text-properties officeooo:rsid="00638a51"/>
    </style:style>
    <style:style style:name="T15" style:family="text">
      <style:text-properties officeooo:rsid="0065aa98"/>
    </style:style>
    <style:style style:name="T16" style:family="text">
      <style:text-properties officeooo:rsid="006d2ce9"/>
    </style:style>
    <style:style style:name="T17" style:family="text">
      <style:text-properties officeooo:rsid="00729ac8"/>
    </style:style>
    <style:style style:name="T18" style:family="text">
      <style:text-properties officeooo:rsid="00752bbb"/>
    </style:style>
    <style:style style:name="T19" style:family="text">
      <style:text-properties officeooo:rsid="0078a3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Project Journal</text:p>
      <text:p text:style-name="P1"/>
      <text:p text:style-name="P1"/>
      <text:p text:style-name="P2">Sunday 1<text:span text:style-name="T1">st</text:span> March</text:p>
      <text:p text:style-name="P2"/>
      <text:p text:style-name="P3">1700 – 1830</text:p>
      <text:p text:style-name="P41">Set up the new computer with version control (gitKraken), necessary packages (numpy, openCV), the printer and implemented the start of an object detection program using openCV. The program will need tweaking and the implementation of blob analysis to start to get good results. Once I start to get desired results I will schedule a meeting with Kaushik and contribute to the report the theory behind those techniques that are working.</text:p>
      <text:p text:style-name="P41"/>
      <text:p text:style-name="P3">2100 – 2200 </text:p>
      <text:p text:style-name="P42">Applied some median blur to get rid of salt and pepper noise which worked pretty well. Applied a closing operation with a small (3x3) square structuring element to joing some spurious points belonging to vehicles together. This didn’t work well enough to satisfy but it does seem to be better than nothing. <text:span text:style-name="T2">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 And then I will have something that sort of works.</text:span></text:p>
      <text:p text:style-name="P42"/>
      <text:p text:style-name="P4"/>
      <text:p text:style-name="P4">Monday 2<text:span text:style-name="T1">nd</text:span> March</text:p>
      <text:p text:style-name="P4"/>
      <text:p text:style-name="P4">1300 – 1500</text:p>
      <text:p text:style-name="P43">Setup pyCharm. <text:span text:style-name="T3">Fiddled with parameters for subtraction and bounding boxes with unsatisfactory results.</text:span></text:p>
      <text:p text:style-name="P43"/>
      <text:p text:style-name="P5">1600 – 1800</text:p>
      <text:p text:style-name="P44">Fiddled with parameters and found a working example whose parameters I could use to try to improve my own program. This worked reasonably well.</text:p>
      <text:p text:style-name="P44"/>
      <text:p text:style-name="P6">2030 – 2230</text:p>
      <text:p text:style-name="P45">Started to read up on centroid tracking. Tracking object centroids will help to combat occlusion and loss of object for short periods. It will allow for speed estimation and counting. <text:line-break/><text:span text:style-name="T4">Using source: </text:span><text:a xlink:type="simple" xlink:href="https://www.pyimagesearch.com/2018/07/23/simple-object-tracking-with-opencv/" text:style-name="Internet_20_link" text:visited-style-name="Visited_20_Internet_20_Link"><text:span text:style-name="T5">https://www.pyimagesearch.com/2018/07/23/simple-object-tracking-with-opencv/</text:span></text:a></text:p>
      <text:p text:style-name="P81"/>
      <text:p text:style-name="P81"/>
      <text:p text:style-name="P7">Tuesday 3<text:span text:style-name="T1">rd</text:span> March</text:p>
      <text:p text:style-name="P7"/>
      <text:p text:style-name="P7">1<text:span text:style-name="T6">10</text:span>0 – 1200</text:p>
      <text:p text:style-name="P47">Writing up centroid tracking class.</text:p>
      <text:p text:style-name="P47"/>
      <text:p text:style-name="P8">1230 – 1400</text:p>
      <text:p text:style-name="P47">Trying to get second monitor to work and writing up centroid tracking class.</text:p>
      <text:p text:style-name="P47"/>
      <text:p text:style-name="P9">2030 – 1000</text:p>
      <text:p text:style-name="P48">Finally got second monitor working. Curse linux. Productivity boost though, woo!</text:p>
      <text:p text:style-name="P10"><text:soft-page-break/>Wednesday 4<text:span text:style-name="T1">th</text:span> March</text:p>
      <text:p text:style-name="P10"/>
      <text:p text:style-name="P11">1100 – 1230</text:p>
      <text:p text:style-name="P50">Understanding centroid algorithm.</text:p>
      <text:p text:style-name="P50"/>
      <text:p text:style-name="P10">1400 – 1530</text:p>
      <text:p text:style-name="P49">Understanding centroid algorithm.</text:p>
      <text:p text:style-name="P49"/>
      <text:p text:style-name="P12">1800 – 1900</text:p>
      <text:p text:style-name="P52">Implementing and testing centroid tracking algorithm. Spoiler: Didn’t get it working, <text:span text:style-name="T7">I need to filter out the really small contours that are spurious because they’re generating a bunch of centroid that are cars. Contour areas where not being filtered correctly.</text:span></text:p>
      <text:p text:style-name="P52"/>
      <text:p text:style-name="P13">Thursday 5<text:span text:style-name="T1">th</text:span> March</text:p>
      <text:p text:style-name="P13"/>
      <text:p text:style-name="P13">1100 – <text:span text:style-name="T9">1300</text:span></text:p>
      <text:p text:style-name="P53">Threshed the contour areas properly. <text:span text:style-name="T8">Coordinates weren’t trasnlating correctly. Coordinates are now translated 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span></text:p>
      <text:p text:style-name="P53"/>
      <text:p text:style-name="P14">1400 – 1600</text:p>
      <text:p text:style-name="P54">Drew up high level design for storing data in csv formatted files.</text:p>
      <text:p text:style-name="P54"/>
      <text:p text:style-name="P15">Saturday 7<text:span text:style-name="T1">th</text:span> March</text:p>
      <text:p text:style-name="P15"/>
      <text:p text:style-name="P15">2100 – 2230</text:p>
      <text:p text:style-name="P56">Implemented object counting using a new TrackableObject class and refined the code a bit by breaking it down into functions.</text:p>
      <text:p text:style-name="P56"/>
      <text:p text:style-name="P16">Sunday 8<text:span text:style-name="T1">th</text:span> March</text:p>
      <text:p text:style-name="P16"/>
      <text:p text:style-name="P16">1115 – 1245</text:p>
      <text:p text:style-name="P57">Started implementing an incomplete solution for speed estimation.</text:p>
      <text:p text:style-name="P57"/>
      <text:p text:style-name="P17">1330 – 1500</text:p>
      <text:p text:style-name="P58">Continued implementing speed estimation.</text:p>
      <text:p text:style-name="P58"/>
      <text:p text:style-name="P18">1930 – 2100</text:p>
      <text:p text:style-name="P59">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P59"/>
      <text:p text:style-name="P19">Monday 9<text:span text:style-name="T1">th</text:span> March</text:p>
      <text:p text:style-name="P19"/>
      <text:p text:style-name="P19">1130 – 1330</text:p>
      <text:p text:style-name="P60">Got removal of speeds to work however some centroids don’t show an associated speed for some reason. Also need to get the speeds to start calculating correctly.</text:p>
      <text:p text:style-name="P60"/>
      <text:p text:style-name="P60"/>
      <text:p text:style-name="P60"/>
      <text:p text:style-name="P20"><text:soft-page-break/>1430 – 1<text:span text:style-name="T10">5</text:span>30</text:p>
      <text:p text:style-name="P61">Implemented speed calculation and display. Need to figure out a system of calibration (will refer to pyImageSearch blog).</text:p>
      <text:p text:style-name="P61"/>
      <text:p text:style-name="P21">2100 – 2200</text:p>
      <text:p text:style-name="P62">Calibrating speed estimation. May be that it will not work correctly until the rest of the system is improved. Further, the way in which I’ve done it probably needs a rework, possible fixes:</text:p>
      <text:list xml:id="list3737576676" text:style-name="L1">
        <text:list-item>
          <text:p text:style-name="P82">Don’t check speed based on centroid movement, rather centroid average movement of something like this.</text:p>
        </text:list-item>
        <text:list-item>
          <text:p text:style-name="P82">Can only work on measuring in a direction perpedicular to the perspective of the camera.</text:p>
        </text:list-item>
        <text:list-item>
          <text:p text:style-name="P83">May have to implement several checkpoints in a frame where information is captured for speed estimate.</text:p>
        </text:list-item>
        <text:list-item>
          <text:p text:style-name="P84">Need to do more reading on the subject.</text:p>
        </text:list-item>
      </text:list>
      <text:p text:style-name="P63"/>
      <text:p text:style-name="P22">Tuesday 10<text:span text:style-name="T1">th</text:span> March</text:p>
      <text:p text:style-name="P22"/>
      <text:p text:style-name="P22">1300 – 1430 </text:p>
      <text:p text:style-name="P64">Implemented subtractor training method.</text:p>
      <text:p text:style-name="P64"/>
      <text:p text:style-name="P23">1930 – 2030</text:p>
      <text:p text:style-name="P65">Tried to improve counting and object detection <text:s/>by placing a restriction on the maximum distance a centroid can <text:span text:style-name="T11">reappear after disappearing. This showed limited success. Moving the counting line to a region of the image that’s calibrated for better reognition helped counting though.</text:span></text:p>
      <text:p text:style-name="P65"/>
      <text:p text:style-name="P24">Wedneday 11<text:span text:style-name="T1">th</text:span> March</text:p>
      <text:p text:style-name="P24"/>
      <text:p text:style-name="P24">0900 – 1100</text:p>
      <text:p text:style-name="P66">Want to make it so that new if new centroids are within a certain threshold of an existing one, then they’re associated with that old one.</text:p>
      <text:p text:style-name="P64"/>
      <text:p text:style-name="P25">11<text:span text:style-name="T12">30</text:span> – 12<text:span text:style-name="T13">00</text:span></text:p>
      <text:p text:style-name="P67">Investigated how to improve spurious centroid problem (vehicles splitting into multiple centroids) and wrote up a structured plan in CherryTree.</text:p>
      <text:p text:style-name="P67"/>
      <text:p text:style-name="P26">1300 – 1500</text:p>
      <text:p text:style-name="P68">Tried improving centroid detectoin by setting thresholds on how far away a centroid can reappear and how close a centroid can be to another without assuming they represent the same object.</text:p>
      <text:p text:style-name="P68"/>
      <text:p text:style-name="P27">Thursday 12<text:span text:style-name="T1">th</text:span> March</text:p>
      <text:p text:style-name="P27"/>
      <text:p text:style-name="P27">1130 – 1300</text:p>
      <text:p text:style-name="P69">Restructing code so that it’s more modular and hence easier to read and debug.</text:p>
      <text:p text:style-name="P69"/>
      <text:p text:style-name="P28">1830 – 2000</text:p>
      <text:p text:style-name="P70">Restructured code by creating CVModule class. </text:p>
      <text:p text:style-name="P30"/>
      <text:p text:style-name="P29">Friday 13<text:span text:style-name="T1">th</text:span> March</text:p>
      <text:p text:style-name="P29"/>
      <text:p text:style-name="P29">1130 – 1330</text:p>
      <text:p text:style-name="P71">Fixed filtering <text:span text:style-name="T14">(and morphology)</text:span> that wasn’t implemented. <text:span text:style-name="T15">Changed bounding box filtering to be by width and height not area.</text:span></text:p>
      <text:p text:style-name="P71"/>
      <text:p text:style-name="P31"><text:soft-page-break/>1530 – 1700</text:p>
      <text:p text:style-name="P72">Configuring raspi and testing program on it.</text:p>
      <text:p text:style-name="P72"/>
      <text:p text:style-name="P32">Monday 16<text:span text:style-name="T1">th</text:span> March</text:p>
      <text:p text:style-name="P32"/>
      <text:p text:style-name="P32">1700 – 1800</text:p>
      <text:p text:style-name="P73">Clean install on RPI</text:p>
      <text:p text:style-name="P73"/>
      <text:p text:style-name="P32">Tuesday 17<text:span text:style-name="T1">th</text:span> March</text:p>
      <text:p text:style-name="P32"/>
      <text:p text:style-name="P33">1000 – 1200</text:p>
      <text:p text:style-name="P74">Configure the RPI</text:p>
      <text:p text:style-name="P74"/>
      <text:p text:style-name="P33">1830 - 2030</text:p>
      <text:p text:style-name="P74">Installed OpenCV on RPI</text:p>
      <text:p text:style-name="P74"/>
      <text:p text:style-name="P34">Wednesday 18<text:span text:style-name="T1">th</text:span> March</text:p>
      <text:p text:style-name="P34"/>
      <text:p text:style-name="P35">1130 – 1200</text:p>
      <text:p text:style-name="P75">Got system running on RPI</text:p>
      <text:p text:style-name="P75"/>
      <text:p text:style-name="P35">1230 – 1430</text:p>
      <text:p text:style-name="P76">Sped runtime up by reducing video resolution. <text:span text:style-name="T16">Currently taking 38 second to process 25 seconds of video. </text:span></text:p>
      <text:p text:style-name="P76"/>
      <text:p text:style-name="P36">Thursday 19<text:span text:style-name="T1">th</text:span> March</text:p>
      <text:p text:style-name="P36"/>
      <text:p text:style-name="P36">2100 – 2300</text:p>
      <text:p text:style-name="P77">Writing up theory background in literature review section.</text:p>
      <text:p text:style-name="P77"/>
      <text:p text:style-name="P36">Friday 20<text:span text:style-name="T1">th</text:span> March</text:p>
      <text:p text:style-name="P36"/>
      <text:p text:style-name="P37">1200 – 1400 </text:p>
      <text:p text:style-name="P78">Literature review; Linear Filtering</text:p>
      <text:p text:style-name="P78"/>
      <text:p text:style-name="P37">1600 – 1700</text:p>
      <text:p text:style-name="P78">Literature Review; Correlation &amp; Convolution</text:p>
      <text:p text:style-name="P78"/>
      <text:p text:style-name="P37">Saturday 21<text:span text:style-name="T1">st</text:span> March</text:p>
      <text:p text:style-name="P37"/>
      <text:p text:style-name="P37">1130 – 1<text:span text:style-name="T17">300</text:span></text:p>
      <text:p text:style-name="P78">Literature Review; Convolution, <text:span text:style-name="T17">Clustering, K-Means</text:span></text:p>
      <text:p text:style-name="P78"/>
      <text:p text:style-name="P38"><text:span text:style-name="T18">1500</text:span> – <text:span text:style-name="T18">1630</text:span></text:p>
      <text:p text:style-name="P79">Installed latex editor on machine so I don’t really on OverLeaf.</text:p>
      <text:p text:style-name="P80">Literature Review; </text:p>
      <text:p text:style-name="P80"/>
      <text:p text:style-name="P39">Tuesday 24<text:span text:style-name="T1">th</text:span> March</text:p>
      <text:p text:style-name="P39"/>
      <text:p text:style-name="P39"><text:span text:style-name="T19">1600</text:span> – 1700</text:p>
      <text:p text:style-name="P85">Creating graphics for report.</text:p>
      <text:p text:style-name="P36"/>
      <text:p text:style-name="P75"><text:soft-page-break/></text:p>
      <text:p text:style-name="P75"/>
      <text:p text:style-name="P25"/>
      <text:p text:style-name="P64"/>
      <text:p text:style-name="P55"/>
      <text:p text:style-name="P49"/>
      <text:p text:style-name="P51"/>
      <text:p text:style-name="P49"/>
      <text:p text:style-name="P49"><text:tab/></text:p>
      <text:p text:style-name="P7"/>
      <text:p text:style-name="P46"/>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8:10:11.144615295</meta:creation-date>
    <dc:date>2020-03-24T17:29:30.671610105</dc:date>
    <meta:editing-duration>P2DT14H6M21S</meta:editing-duration>
    <meta:editing-cycles>94</meta:editing-cycles>
    <meta:generator>LibreOffice/6.0.7.3$Linux_X86_64 LibreOffice_project/00m0$Build-3</meta:generator>
    <meta:document-statistic meta:table-count="0" meta:image-count="0" meta:object-count="0" meta:page-count="5" meta:paragraph-count="106" meta:word-count="1078" meta:character-count="6724" meta:non-whitespace-character-count="5707"/>
  </office:meta>
</office:document-meta>
</file>